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4.47145833333333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4.206875cm" style:use-optimal-column-width="true"/>
    </style:style>
    <style:style style:name="co4" style:family="table-column">
      <style:table-column-properties fo:break-before="auto" style:column-width="3.413125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59291666666667cm" style:use-optimal-column-width="true"/>
    </style:style>
    <style:style style:name="co11" style:family="table-column">
      <style:table-column-properties fo:break-before="auto" style:column-width="3.59833333333333cm" style:use-optimal-column-width="true"/>
    </style:style>
    <style:style style:name="co12" style:family="table-column">
      <style:table-column-properties fo:break-before="auto" style:column-width="2.8575cm" style:use-optimal-column-width="true"/>
    </style:style>
    <style:style style:name="co13" style:family="table-column">
      <style:table-column-properties fo:break-before="auto" style:column-width="2.67229166666667cm" style:use-optimal-column-width="true"/>
    </style:style>
    <style:style style:name="co14" style:family="table-column">
      <style:table-column-properties fo:break-before="auto" style:column-width="4.10104166666667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2.24895833333333cm" style:use-optimal-column-width="true"/>
    </style:style>
    <style:style style:name="co17" style:family="table-column">
      <style:table-column-properties fo:break-before="auto" style:column-width="2.88395833333333cm" style:use-optimal-column-width="true"/>
    </style:style>
    <style:style style:name="co18" style:family="table-column">
      <style:table-column-properties fo:break-before="auto" style:column-width="2.27541666666667cm" style:use-optimal-column-width="true"/>
    </style:style>
    <style:style style:name="co19" style:family="table-column">
      <style:table-column-properties fo:break-before="auto" style:column-width="2.91041666666667cm" style:use-optimal-column-width="true"/>
    </style:style>
    <style:style style:name="co20" style:family="table-column">
      <style:table-column-properties fo:break-before="auto" style:column-width="2.51354166666667cm" style:use-optimal-column-width="true"/>
    </style:style>
    <style:style style:name="co21" style:family="table-column">
      <style:table-column-properties fo:break-before="auto" style:column-width="3.12208333333333cm" style:use-optimal-column-width="true"/>
    </style:style>
    <style:style style:name="co22" style:family="table-column">
      <style:table-column-properties fo:break-before="auto" style:column-width="1.61395833333333cm" style:use-optimal-column-width="true"/>
    </style:style>
    <style:style style:name="co23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o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Scenario</text:p>
          </table:table-cell>
          <table:table-cell office:value-type="string" table:style-name="ce2">
            <text:p>Scale</text:p>
          </table:table-cell>
          <table:table-cell office:value-type="string" table:style-name="ce2">
            <text:p>XForm</text:p>
          </table:table-cell>
          <table:table-cell office:value-type="string" table:style-name="ce2">
            <text:p>AfterGenerate (kB)</text:p>
          </table:table-cell>
          <table:table-cell office:value-type="string" table:style-name="ce2">
            <text:p>AfterXformInit (kB)</text:p>
          </table:table-cell>
          <table:table-cell office:value-type="string" table:style-name="ce2">
            <text:p>AfterFirstXform (kB)</text:p>
          </table:table-cell>
          <table:table-cell office:value-type="string" table:style-name="ce2">
            <text:p>AfterLastXform (kB)</text:p>
          </table:table-cell>
          <table:table-cell office:value-type="string" table:style-name="ce2">
            <text:p>Code generator type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78332" table:style-name="ce1">
            <text:p>78332</text:p>
          </table:table-cell>
          <table:table-cell office:value-type="float" office:value="45516" table:style-name="ce1">
            <text:p>45516</text:p>
          </table:table-cell>
          <table:table-cell office:value-type="float" office:value="46160" table:style-name="ce1">
            <text:p>46160</text:p>
          </table:table-cell>
          <table:table-cell office:value-type="float" office:value="177557" table:style-name="ce1">
            <text:p>177557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able:cell-range-source table:name="Kapcsolat1" table:last-column-spanned="11" table:last-row-spanned="273" xlink:href="C:\Users\User\Desktop\data.csv"/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62087" table:style-name="ce1">
            <text:p>62087</text:p>
          </table:table-cell>
          <table:table-cell office:value-type="float" office:value="56853" table:style-name="ce1">
            <text:p>56853</text:p>
          </table:table-cell>
          <table:table-cell office:value-type="float" office:value="72234" table:style-name="ce1">
            <text:p>72234</text:p>
          </table:table-cell>
          <table:table-cell office:value-type="float" office:value="141325" table:style-name="ce1">
            <text:p>141325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209944" table:style-name="ce1">
            <text:p>209944</text:p>
          </table:table-cell>
          <table:table-cell office:value-type="float" office:value="208175" table:style-name="ce1">
            <text:p>208175</text:p>
          </table:table-cell>
          <table:table-cell office:value-type="float" office:value="208645" table:style-name="ce1">
            <text:p>208645</text:p>
          </table:table-cell>
          <table:table-cell office:value-type="float" office:value="365049" table:style-name="ce1">
            <text:p>365049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368985" table:style-name="ce1">
            <text:p>368985</text:p>
          </table:table-cell>
          <table:table-cell office:value-type="float" office:value="372102" table:style-name="ce1">
            <text:p>372102</text:p>
          </table:table-cell>
          <table:table-cell office:value-type="float" office:value="390524" table:style-name="ce1">
            <text:p>390524</text:p>
          </table:table-cell>
          <table:table-cell office:value-type="float" office:value="353575" table:style-name="ce1">
            <text:p>353575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615189" table:style-name="ce1">
            <text:p>615189</text:p>
          </table:table-cell>
          <table:table-cell office:value-type="float" office:value="662813" table:style-name="ce1">
            <text:p>662813</text:p>
          </table:table-cell>
          <table:table-cell office:value-type="float" office:value="533333" table:style-name="ce1">
            <text:p>533333</text:p>
          </table:table-cell>
          <table:table-cell office:value-type="float" office:value="668423" table:style-name="ce1">
            <text:p>668423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677500" table:style-name="ce1">
            <text:p>677500</text:p>
          </table:table-cell>
          <table:table-cell office:value-type="float" office:value="677345" table:style-name="ce1">
            <text:p>677345</text:p>
          </table:table-cell>
          <table:table-cell office:value-type="float" office:value="703585" table:style-name="ce1">
            <text:p>703585</text:p>
          </table:table-cell>
          <table:table-cell office:value-type="float" office:value="673346" table:style-name="ce1">
            <text:p>673346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995221" table:style-name="ce1">
            <text:p>995221</text:p>
          </table:table-cell>
          <table:table-cell office:value-type="float" office:value="1006489" table:style-name="ce1">
            <text:p>1006489</text:p>
          </table:table-cell>
          <table:table-cell office:value-type="float" office:value="992880" table:style-name="ce1">
            <text:p>992880</text:p>
          </table:table-cell>
          <table:table-cell office:value-type="float" office:value="996706" table:style-name="ce1">
            <text:p>996706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999315" table:style-name="ce1">
            <text:p>999315</text:p>
          </table:table-cell>
          <table:table-cell office:value-type="float" office:value="998884" table:style-name="ce1">
            <text:p>998884</text:p>
          </table:table-cell>
          <table:table-cell office:value-type="float" office:value="1027639" table:style-name="ce1">
            <text:p>1027639</text:p>
          </table:table-cell>
          <table:table-cell office:value-type="float" office:value="1004618" table:style-name="ce1">
            <text:p>1004618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2538877" table:style-name="ce1">
            <text:p>2538877</text:p>
          </table:table-cell>
          <table:table-cell office:value-type="float" office:value="2543428" table:style-name="ce1">
            <text:p>2543428</text:p>
          </table:table-cell>
          <table:table-cell office:value-type="float" office:value="2459110" table:style-name="ce1">
            <text:p>2459110</text:p>
          </table:table-cell>
          <table:table-cell office:value-type="float" office:value="2537299" table:style-name="ce1">
            <text:p>2537299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2537385" table:style-name="ce1">
            <text:p>2537385</text:p>
          </table:table-cell>
          <table:table-cell office:value-type="float" office:value="2539973" table:style-name="ce1">
            <text:p>2539973</text:p>
          </table:table-cell>
          <table:table-cell office:value-type="float" office:value="2563424" table:style-name="ce1">
            <text:p>2563424</text:p>
          </table:table-cell>
          <table:table-cell office:value-type="float" office:value="2540022" table:style-name="ce1">
            <text:p>2540022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2840669" table:style-name="ce1">
            <text:p>2840669</text:p>
          </table:table-cell>
          <table:table-cell office:value-type="float" office:value="2842050" table:style-name="ce1">
            <text:p>2842050</text:p>
          </table:table-cell>
          <table:table-cell office:value-type="float" office:value="2854296" table:style-name="ce1">
            <text:p>2854296</text:p>
          </table:table-cell>
          <table:table-cell office:value-type="float" office:value="2839591" table:style-name="ce1">
            <text:p>2839591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3202178" table:style-name="ce1">
            <text:p>3202178</text:p>
          </table:table-cell>
          <table:table-cell office:value-type="float" office:value="3221539" table:style-name="ce1">
            <text:p>3221539</text:p>
          </table:table-cell>
          <table:table-cell office:value-type="float" office:value="3217975" table:style-name="ce1">
            <text:p>3217975</text:p>
          </table:table-cell>
          <table:table-cell office:value-type="float" office:value="3213558" table:style-name="ce1">
            <text:p>3213558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3208339" table:style-name="ce1">
            <text:p>3208339</text:p>
          </table:table-cell>
          <table:table-cell office:value-type="float" office:value="3219089" table:style-name="ce1">
            <text:p>3219089</text:p>
          </table:table-cell>
          <table:table-cell office:value-type="float" office:value="3178361" table:style-name="ce1">
            <text:p>3178361</text:p>
          </table:table-cell>
          <table:table-cell office:value-type="float" office:value="3221158" table:style-name="ce1">
            <text:p>3221158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63453" table:style-name="ce1">
            <text:p>63453</text:p>
          </table:table-cell>
          <table:table-cell office:value-type="float" office:value="56083" table:style-name="ce1">
            <text:p>56083</text:p>
          </table:table-cell>
          <table:table-cell office:value-type="float" office:value="59100" table:style-name="ce1">
            <text:p>59100</text:p>
          </table:table-cell>
          <table:table-cell office:value-type="float" office:value="62121" table:style-name="ce1">
            <text:p>62121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70178" table:style-name="ce1">
            <text:p>70178</text:p>
          </table:table-cell>
          <table:table-cell office:value-type="float" office:value="58914" table:style-name="ce1">
            <text:p>58914</text:p>
          </table:table-cell>
          <table:table-cell office:value-type="float" office:value="59755" table:style-name="ce1">
            <text:p>59755</text:p>
          </table:table-cell>
          <table:table-cell office:value-type="float" office:value="65898" table:style-name="ce1">
            <text:p>65898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356990" table:style-name="ce1">
            <text:p>356990</text:p>
          </table:table-cell>
          <table:table-cell office:value-type="float" office:value="367137" table:style-name="ce1">
            <text:p>367137</text:p>
          </table:table-cell>
          <table:table-cell office:value-type="float" office:value="390137" table:style-name="ce1">
            <text:p>390137</text:p>
          </table:table-cell>
          <table:table-cell office:value-type="float" office:value="352633" table:style-name="ce1">
            <text:p>352633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370461" table:style-name="ce1">
            <text:p>370461</text:p>
          </table:table-cell>
          <table:table-cell office:value-type="float" office:value="362251" table:style-name="ce1">
            <text:p>362251</text:p>
          </table:table-cell>
          <table:table-cell office:value-type="float" office:value="390061" table:style-name="ce1">
            <text:p>390061</text:p>
          </table:table-cell>
          <table:table-cell office:value-type="float" office:value="359470" table:style-name="ce1">
            <text:p>35947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676183" table:style-name="ce1">
            <text:p>676183</text:p>
          </table:table-cell>
          <table:table-cell office:value-type="float" office:value="681482" table:style-name="ce1">
            <text:p>681482</text:p>
          </table:table-cell>
          <table:table-cell office:value-type="float" office:value="714572" table:style-name="ce1">
            <text:p>714572</text:p>
          </table:table-cell>
          <table:table-cell office:value-type="float" office:value="674715" table:style-name="ce1">
            <text:p>674715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687443" table:style-name="ce1">
            <text:p>687443</text:p>
          </table:table-cell>
          <table:table-cell office:value-type="float" office:value="678201" table:style-name="ce1">
            <text:p>678201</text:p>
          </table:table-cell>
          <table:table-cell office:value-type="float" office:value="715302" table:style-name="ce1">
            <text:p>715302</text:p>
          </table:table-cell>
          <table:table-cell office:value-type="float" office:value="686044" table:style-name="ce1">
            <text:p>686044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1012697" table:style-name="ce1">
            <text:p>1012697</text:p>
          </table:table-cell>
          <table:table-cell office:value-type="float" office:value="1023095" table:style-name="ce1">
            <text:p>1023095</text:p>
          </table:table-cell>
          <table:table-cell office:value-type="float" office:value="1057468" table:style-name="ce1">
            <text:p>1057468</text:p>
          </table:table-cell>
          <table:table-cell office:value-type="float" office:value="1008561" table:style-name="ce1">
            <text:p>1008561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1031048" table:style-name="ce1">
            <text:p>1031048</text:p>
          </table:table-cell>
          <table:table-cell office:value-type="float" office:value="1006628" table:style-name="ce1">
            <text:p>1006628</text:p>
          </table:table-cell>
          <table:table-cell office:value-type="float" office:value="1038526" table:style-name="ce1">
            <text:p>1038526</text:p>
          </table:table-cell>
          <table:table-cell office:value-type="float" office:value="1016563" table:style-name="ce1">
            <text:p>1016563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2542423" table:style-name="ce1">
            <text:p>2542423</text:p>
          </table:table-cell>
          <table:table-cell office:value-type="float" office:value="2549161" table:style-name="ce1">
            <text:p>2549161</text:p>
          </table:table-cell>
          <table:table-cell office:value-type="float" office:value="2582112" table:style-name="ce1">
            <text:p>2582112</text:p>
          </table:table-cell>
          <table:table-cell office:value-type="float" office:value="2559101" table:style-name="ce1">
            <text:p>2559101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2554014" table:style-name="ce1">
            <text:p>2554014</text:p>
          </table:table-cell>
          <table:table-cell office:value-type="float" office:value="2549997" table:style-name="ce1">
            <text:p>2549997</text:p>
          </table:table-cell>
          <table:table-cell office:value-type="float" office:value="2532207" table:style-name="ce1">
            <text:p>2532207</text:p>
          </table:table-cell>
          <table:table-cell office:value-type="float" office:value="2562577" table:style-name="ce1">
            <text:p>2562577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3217167" table:style-name="ce1">
            <text:p>3217167</text:p>
          </table:table-cell>
          <table:table-cell office:value-type="float" office:value="3248466" table:style-name="ce1">
            <text:p>3248466</text:p>
          </table:table-cell>
          <table:table-cell office:value-type="float" office:value="3174395" table:style-name="ce1">
            <text:p>3174395</text:p>
          </table:table-cell>
          <table:table-cell office:value-type="float" office:value="3251650" table:style-name="ce1">
            <text:p>3251650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3231821" table:style-name="ce1">
            <text:p>3231821</text:p>
          </table:table-cell>
          <table:table-cell office:value-type="float" office:value="3248014" table:style-name="ce1">
            <text:p>3248014</text:p>
          </table:table-cell>
          <table:table-cell office:value-type="float" office:value="3248250" table:style-name="ce1">
            <text:p>3248250</text:p>
          </table:table-cell>
          <table:table-cell office:value-type="float" office:value="3247853" table:style-name="ce1">
            <text:p>3247853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97056" table:style-name="ce1">
            <text:p>97056</text:p>
          </table:table-cell>
          <table:table-cell office:value-type="float" office:value="64169" table:style-name="ce1">
            <text:p>64169</text:p>
          </table:table-cell>
          <table:table-cell office:value-type="float" office:value="62153" table:style-name="ce1">
            <text:p>62153</text:p>
          </table:table-cell>
          <table:table-cell office:value-type="float" office:value="74358" table:style-name="ce1">
            <text:p>74358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95363" table:style-name="ce1">
            <text:p>95363</text:p>
          </table:table-cell>
          <table:table-cell office:value-type="float" office:value="70127" table:style-name="ce1">
            <text:p>70127</text:p>
          </table:table-cell>
          <table:table-cell office:value-type="float" office:value="69565" table:style-name="ce1">
            <text:p>69565</text:p>
          </table:table-cell>
          <table:table-cell office:value-type="float" office:value="80146" table:style-name="ce1">
            <text:p>80146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375276" table:style-name="ce1">
            <text:p>375276</text:p>
          </table:table-cell>
          <table:table-cell office:value-type="float" office:value="363388" table:style-name="ce1">
            <text:p>363388</text:p>
          </table:table-cell>
          <table:table-cell office:value-type="float" office:value="331700" table:style-name="ce1">
            <text:p>331700</text:p>
          </table:table-cell>
          <table:table-cell office:value-type="float" office:value="366048" table:style-name="ce1">
            <text:p>366048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390078" table:style-name="ce1">
            <text:p>390078</text:p>
          </table:table-cell>
          <table:table-cell office:value-type="float" office:value="379080" table:style-name="ce1">
            <text:p>379080</text:p>
          </table:table-cell>
          <table:table-cell office:value-type="float" office:value="410250" table:style-name="ce1">
            <text:p>410250</text:p>
          </table:table-cell>
          <table:table-cell office:value-type="float" office:value="389660" table:style-name="ce1">
            <text:p>38966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700460" table:style-name="ce1">
            <text:p>700460</text:p>
          </table:table-cell>
          <table:table-cell office:value-type="float" office:value="693816" table:style-name="ce1">
            <text:p>693816</text:p>
          </table:table-cell>
          <table:table-cell office:value-type="float" office:value="739881" table:style-name="ce1">
            <text:p>739881</text:p>
          </table:table-cell>
          <table:table-cell office:value-type="float" office:value="705473" table:style-name="ce1">
            <text:p>705473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713606" table:style-name="ce1">
            <text:p>713606</text:p>
          </table:table-cell>
          <table:table-cell office:value-type="float" office:value="702806" table:style-name="ce1">
            <text:p>702806</text:p>
          </table:table-cell>
          <table:table-cell office:value-type="float" office:value="675360" table:style-name="ce1">
            <text:p>675360</text:p>
          </table:table-cell>
          <table:table-cell office:value-type="float" office:value="725092" table:style-name="ce1">
            <text:p>725092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1037231" table:style-name="ce1">
            <text:p>1037231</text:p>
          </table:table-cell>
          <table:table-cell office:value-type="float" office:value="1083283" table:style-name="ce1">
            <text:p>1083283</text:p>
          </table:table-cell>
          <table:table-cell office:value-type="float" office:value="1126494" table:style-name="ce1">
            <text:p>1126494</text:p>
          </table:table-cell>
          <table:table-cell office:value-type="float" office:value="1099615" table:style-name="ce1">
            <text:p>1099615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1112696" table:style-name="ce1">
            <text:p>1112696</text:p>
          </table:table-cell>
          <table:table-cell office:value-type="float" office:value="1084389" table:style-name="ce1">
            <text:p>1084389</text:p>
          </table:table-cell>
          <table:table-cell office:value-type="float" office:value="1121521" table:style-name="ce1">
            <text:p>1121521</text:p>
          </table:table-cell>
          <table:table-cell office:value-type="float" office:value="1101847" table:style-name="ce1">
            <text:p>1101847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2569491" table:style-name="ce1">
            <text:p>2569491</text:p>
          </table:table-cell>
          <table:table-cell office:value-type="float" office:value="2563765" table:style-name="ce1">
            <text:p>2563765</text:p>
          </table:table-cell>
          <table:table-cell office:value-type="float" office:value="2539534" table:style-name="ce1">
            <text:p>2539534</text:p>
          </table:table-cell>
          <table:table-cell office:value-type="float" office:value="2594511" table:style-name="ce1">
            <text:p>2594511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2581631" table:style-name="ce1">
            <text:p>2581631</text:p>
          </table:table-cell>
          <table:table-cell office:value-type="float" office:value="2576179" table:style-name="ce1">
            <text:p>2576179</text:p>
          </table:table-cell>
          <table:table-cell office:value-type="float" office:value="2543713" table:style-name="ce1">
            <text:p>2543713</text:p>
          </table:table-cell>
          <table:table-cell office:value-type="float" office:value="2606166" table:style-name="ce1">
            <text:p>2606166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2874035" table:style-name="ce1">
            <text:p>2874035</text:p>
          </table:table-cell>
          <table:table-cell office:value-type="float" office:value="2860594" table:style-name="ce1">
            <text:p>2860594</text:p>
          </table:table-cell>
          <table:table-cell office:value-type="float" office:value="2872318" table:style-name="ce1">
            <text:p>2872318</text:p>
          </table:table-cell>
          <table:table-cell office:value-type="float" office:value="2886719" table:style-name="ce1">
            <text:p>2886719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3242437" table:style-name="ce1">
            <text:p>3242437</text:p>
          </table:table-cell>
          <table:table-cell office:value-type="float" office:value="3263636" table:style-name="ce1">
            <text:p>3263636</text:p>
          </table:table-cell>
          <table:table-cell office:value-type="float" office:value="3286575" table:style-name="ce1">
            <text:p>3286575</text:p>
          </table:table-cell>
          <table:table-cell office:value-type="float" office:value="3268297" table:style-name="ce1">
            <text:p>3268297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3255806" table:style-name="ce1">
            <text:p>3255806</text:p>
          </table:table-cell>
          <table:table-cell office:value-type="float" office:value="3358533" table:style-name="ce1">
            <text:p>3358533</text:p>
          </table:table-cell>
          <table:table-cell office:value-type="float" office:value="3386559" table:style-name="ce1">
            <text:p>3386559</text:p>
          </table:table-cell>
          <table:table-cell office:value-type="float" office:value="3370109" table:style-name="ce1">
            <text:p>3370109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Simple</text:p>
          </table:table-cell>
          <table:table-cell office:value-type="float" office:value="131677" table:style-name="ce1">
            <text:p>131677</text:p>
          </table:table-cell>
          <table:table-cell office:value-type="float" office:value="78700" table:style-name="ce1">
            <text:p>78700</text:p>
          </table:table-cell>
          <table:table-cell office:value-type="float" office:value="64092" table:style-name="ce1">
            <text:p>64092</text:p>
          </table:table-cell>
          <table:table-cell office:value-type="float" office:value="70634" table:style-name="ce1">
            <text:p>70634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Simple</text:p>
          </table:table-cell>
          <table:table-cell office:value-type="float" office:value="131591" table:style-name="ce1">
            <text:p>131591</text:p>
          </table:table-cell>
          <table:table-cell office:value-type="float" office:value="62697" table:style-name="ce1">
            <text:p>62697</text:p>
          </table:table-cell>
          <table:table-cell office:value-type="float" office:value="68414" table:style-name="ce1">
            <text:p>68414</text:p>
          </table:table-cell>
          <table:table-cell office:value-type="float" office:value="78717" table:style-name="ce1">
            <text:p>78717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Optimized</text:p>
          </table:table-cell>
          <table:table-cell office:value-type="float" office:value="449944" table:style-name="ce1">
            <text:p>449944</text:p>
          </table:table-cell>
          <table:table-cell office:value-type="float" office:value="399711" table:style-name="ce1">
            <text:p>399711</text:p>
          </table:table-cell>
          <table:table-cell office:value-type="float" office:value="422033" table:style-name="ce1">
            <text:p>422033</text:p>
          </table:table-cell>
          <table:table-cell office:value-type="float" office:value="418895" table:style-name="ce1">
            <text:p>418895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Optimized</text:p>
          </table:table-cell>
          <table:table-cell office:value-type="float" office:value="489823" table:style-name="ce1">
            <text:p>489823</text:p>
          </table:table-cell>
          <table:table-cell office:value-type="float" office:value="440285" table:style-name="ce1">
            <text:p>440285</text:p>
          </table:table-cell>
          <table:table-cell office:value-type="float" office:value="429100" table:style-name="ce1">
            <text:p>429100</text:p>
          </table:table-cell>
          <table:table-cell office:value-type="float" office:value="462600" table:style-name="ce1">
            <text:p>46260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IncQuery</text:p>
          </table:table-cell>
          <table:table-cell office:value-type="float" office:value="773635" table:style-name="ce1">
            <text:p>773635</text:p>
          </table:table-cell>
          <table:table-cell office:value-type="float" office:value="739050" table:style-name="ce1">
            <text:p>739050</text:p>
          </table:table-cell>
          <table:table-cell office:value-type="float" office:value="792345" table:style-name="ce1">
            <text:p>792345</text:p>
          </table:table-cell>
          <table:table-cell office:value-type="float" office:value="783670" table:style-name="ce1">
            <text:p>783670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IncQuery</text:p>
          </table:table-cell>
          <table:table-cell office:value-type="float" office:value="808653" table:style-name="ce1">
            <text:p>808653</text:p>
          </table:table-cell>
          <table:table-cell office:value-type="float" office:value="767445" table:style-name="ce1">
            <text:p>767445</text:p>
          </table:table-cell>
          <table:table-cell office:value-type="float" office:value="809702" table:style-name="ce1">
            <text:p>809702</text:p>
          </table:table-cell>
          <table:table-cell office:value-type="float" office:value="814570" table:style-name="ce1">
            <text:p>81457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ueryResultTraceability</text:p>
          </table:table-cell>
          <table:table-cell office:value-type="float" office:value="1156782" table:style-name="ce1">
            <text:p>1156782</text:p>
          </table:table-cell>
          <table:table-cell office:value-type="float" office:value="1360420" table:style-name="ce1">
            <text:p>1360420</text:p>
          </table:table-cell>
          <table:table-cell office:value-type="float" office:value="1321231" table:style-name="ce1">
            <text:p>1321231</text:p>
          </table:table-cell>
          <table:table-cell office:value-type="float" office:value="1390305" table:style-name="ce1">
            <text:p>1390305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ueryResultTraceability</text:p>
          </table:table-cell>
          <table:table-cell office:value-type="float" office:value="1435907" table:style-name="ce1">
            <text:p>1435907</text:p>
          </table:table-cell>
          <table:table-cell office:value-type="float" office:value="1370696" table:style-name="ce1">
            <text:p>1370696</text:p>
          </table:table-cell>
          <table:table-cell office:value-type="float" office:value="1423554" table:style-name="ce1">
            <text:p>1423554</text:p>
          </table:table-cell>
          <table:table-cell office:value-type="float" office:value="1423003" table:style-name="ce1">
            <text:p>1423003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xplicitTraceability</text:p>
          </table:table-cell>
          <table:table-cell office:value-type="float" office:value="2624900" table:style-name="ce1">
            <text:p>2624900</text:p>
          </table:table-cell>
          <table:table-cell office:value-type="float" office:value="2606471" table:style-name="ce1">
            <text:p>2606471</text:p>
          </table:table-cell>
          <table:table-cell office:value-type="float" office:value="2693429" table:style-name="ce1">
            <text:p>2693429</text:p>
          </table:table-cell>
          <table:table-cell office:value-type="float" office:value="2686738" table:style-name="ce1">
            <text:p>2686738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xplicitTraceability</text:p>
          </table:table-cell>
          <table:table-cell office:value-type="float" office:value="2668859" table:style-name="ce1">
            <text:p>2668859</text:p>
          </table:table-cell>
          <table:table-cell office:value-type="float" office:value="2629409" table:style-name="ce1">
            <text:p>2629409</text:p>
          </table:table-cell>
          <table:table-cell office:value-type="float" office:value="2723615" table:style-name="ce1">
            <text:p>2723615</text:p>
          </table:table-cell>
          <table:table-cell office:value-type="float" office:value="2745608" table:style-name="ce1">
            <text:p>2745608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Simple</text:p>
          </table:table-cell>
          <table:table-cell office:value-type="float" office:value="164872" table:style-name="ce1">
            <text:p>164872</text:p>
          </table:table-cell>
          <table:table-cell office:value-type="float" office:value="77787" table:style-name="ce1">
            <text:p>77787</text:p>
          </table:table-cell>
          <table:table-cell office:value-type="float" office:value="83939" table:style-name="ce1">
            <text:p>83939</text:p>
          </table:table-cell>
          <table:table-cell office:value-type="float" office:value="98183" table:style-name="ce1">
            <text:p>98183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Simple</text:p>
          </table:table-cell>
          <table:table-cell office:value-type="float" office:value="313682" table:style-name="ce1">
            <text:p>313682</text:p>
          </table:table-cell>
          <table:table-cell office:value-type="float" office:value="82689" table:style-name="ce1">
            <text:p>82689</text:p>
          </table:table-cell>
          <table:table-cell office:value-type="float" office:value="95093" table:style-name="ce1">
            <text:p>95093</text:p>
          </table:table-cell>
          <table:table-cell office:value-type="float" office:value="166619" table:style-name="ce1">
            <text:p>166619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Optimized</text:p>
          </table:table-cell>
          <table:table-cell office:value-type="float" office:value="619735" table:style-name="ce1">
            <text:p>619735</text:p>
          </table:table-cell>
          <table:table-cell office:value-type="float" office:value="466572" table:style-name="ce1">
            <text:p>466572</text:p>
          </table:table-cell>
          <table:table-cell office:value-type="float" office:value="329725" table:style-name="ce1">
            <text:p>329725</text:p>
          </table:table-cell>
          <table:table-cell office:value-type="float" office:value="552485" table:style-name="ce1">
            <text:p>552485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Optimized</text:p>
          </table:table-cell>
          <table:table-cell office:value-type="float" office:value="755370" table:style-name="ce1">
            <text:p>755370</text:p>
          </table:table-cell>
          <table:table-cell office:value-type="float" office:value="466660" table:style-name="ce1">
            <text:p>466660</text:p>
          </table:table-cell>
          <table:table-cell office:value-type="float" office:value="408475" table:style-name="ce1">
            <text:p>408475</text:p>
          </table:table-cell>
          <table:table-cell office:value-type="float" office:value="540264" table:style-name="ce1">
            <text:p>540264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IncQuery</text:p>
          </table:table-cell>
          <table:table-cell office:value-type="float" office:value="974181" table:style-name="ce1">
            <text:p>974181</text:p>
          </table:table-cell>
          <table:table-cell office:value-type="float" office:value="871646" table:style-name="ce1">
            <text:p>871646</text:p>
          </table:table-cell>
          <table:table-cell office:value-type="float" office:value="868602" table:style-name="ce1">
            <text:p>868602</text:p>
          </table:table-cell>
          <table:table-cell office:value-type="float" office:value="962297" table:style-name="ce1">
            <text:p>962297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IncQuery</text:p>
          </table:table-cell>
          <table:table-cell office:value-type="float" office:value="1093282" table:style-name="ce1">
            <text:p>1093282</text:p>
          </table:table-cell>
          <table:table-cell office:value-type="float" office:value="844375" table:style-name="ce1">
            <text:p>844375</text:p>
          </table:table-cell>
          <table:table-cell office:value-type="float" office:value="978661" table:style-name="ce1">
            <text:p>978661</text:p>
          </table:table-cell>
          <table:table-cell office:value-type="float" office:value="1055348" table:style-name="ce1">
            <text:p>1055348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ueryResultTraceability</text:p>
          </table:table-cell>
          <table:table-cell office:value-type="float" office:value="1620436" table:style-name="ce1">
            <text:p>1620436</text:p>
          </table:table-cell>
          <table:table-cell office:value-type="float" office:value="2330358" table:style-name="ce1">
            <text:p>2330358</text:p>
          </table:table-cell>
          <table:table-cell office:value-type="float" office:value="2307012" table:style-name="ce1">
            <text:p>2307012</text:p>
          </table:table-cell>
          <table:table-cell office:value-type="float" office:value="2431783" table:style-name="ce1">
            <text:p>2431783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ueryResultTraceability</text:p>
          </table:table-cell>
          <table:table-cell office:value-type="float" office:value="2631350" table:style-name="ce1">
            <text:p>2631350</text:p>
          </table:table-cell>
          <table:table-cell office:value-type="float" office:value="2399992" table:style-name="ce1">
            <text:p>2399992</text:p>
          </table:table-cell>
          <table:table-cell office:value-type="float" office:value="2369153" table:style-name="ce1">
            <text:p>2369153</text:p>
          </table:table-cell>
          <table:table-cell office:value-type="float" office:value="2512528" table:style-name="ce1">
            <text:p>2512528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xplicitTraceability</text:p>
          </table:table-cell>
          <table:table-cell office:value-type="float" office:value="2735421" table:style-name="ce1">
            <text:p>2735421</text:p>
          </table:table-cell>
          <table:table-cell office:value-type="float" office:value="2707257" table:style-name="ce1">
            <text:p>2707257</text:p>
          </table:table-cell>
          <table:table-cell office:value-type="float" office:value="2816016" table:style-name="ce1">
            <text:p>2816016</text:p>
          </table:table-cell>
          <table:table-cell office:value-type="float" office:value="2856078" table:style-name="ce1">
            <text:p>2856078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xplicitTraceability</text:p>
          </table:table-cell>
          <table:table-cell office:value-type="float" office:value="2918348" table:style-name="ce1">
            <text:p>2918348</text:p>
          </table:table-cell>
          <table:table-cell office:value-type="float" office:value="2838011" table:style-name="ce1">
            <text:p>2838011</text:p>
          </table:table-cell>
          <table:table-cell office:value-type="float" office:value="3022386" table:style-name="ce1">
            <text:p>3022386</text:p>
          </table:table-cell>
          <table:table-cell office:value-type="float" office:value="3121355" table:style-name="ce1">
            <text:p>3121355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  <table:named-expressions>
          <table:named-range table:name="data_1" table:cell-range-address="memory.$A$3:memory.$K$275" table:base-cell-address="memory.$A$1"/>
          <table:named-range table:name="Kapcsolat1" table:cell-range-address="memory.$A$3:memory.$K$275" table:base-cell-address="memory.$A$1"/>
        </table:named-expressions>
      </table:table>
      <table:table table:name="time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3">
            <text:p>Scenario</text:p>
          </table:table-cell>
          <table:table-cell office:value-type="string" table:style-name="ce4">
            <text:p>Scale</text:p>
          </table:table-cell>
          <table:table-cell office:value-type="string" table:style-name="ce4">
            <text:p>Xform</text:p>
          </table:table-cell>
          <table:table-cell office:value-type="string" table:style-name="ce4">
            <text:p>GenerateTime</text:p>
          </table:table-cell>
          <table:table-cell office:value-type="string" table:style-name="ce2">
            <text:p>XformInitTime</text:p>
          </table:table-cell>
          <table:table-cell office:value-type="string" table:style-name="ce2">
            <text:p>CodeGeneratorTime</text:p>
          </table:table-cell>
          <table:table-cell office:value-type="string" table:style-name="ce2">
            <text:p>m2mXformTime</text:p>
          </table:table-cell>
          <table:table-cell office:value-type="string" table:style-name="ce2">
            <text:p>m2tXformTime</text:p>
          </table:table-cell>
          <table:table-cell office:value-type="string" table:style-name="ce2">
            <text:p>m2mSecondXformTime</text:p>
          </table:table-cell>
          <table:table-cell office:value-type="string" table:style-name="ce2">
            <text:p>m2tSecondXformTime</text:p>
          </table:table-cell>
          <table:table-cell office:value-type="string" table:style-name="ce2">
            <text:p>Code generator type</text:p>
          </table:table-cell>
          <table:table-cell table:style-name="ce5"/>
          <table:table-cell office:value-type="string" table:style-name="ce3">
            <text:p>Data row name</text:p>
          </table:table-cell>
          <table:table-cell table:number-columns-repeated="2" table:style-name="ce5"/>
          <table:table-cell table:style-name="ce5">
            <draw:frame draw:z-index="1" draw:id="id0" draw:style-name="a0" draw:name="Diagram 2" svg:x="0.644in" svg:y="0.09804in" svg:width="6.15476in" svg:height="5.015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 table:style-name="ce5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22" table:style-name="ce1">
            <text:p>22</text:p>
          </table:table-cell>
          <table:table-cell office:value-type="float" office:value="516" table:style-name="ce1">
            <text:p>516</text:p>
          </table:table-cell>
          <table:table-cell office:value-type="float" office:value="6" table:style-name="ce1">
            <text:p>6</text:p>
          </table:table-cell>
          <table:table-cell office:value-type="float" office:value="9313" table:style-name="ce1">
            <text:p>9313</text:p>
          </table:table-cell>
          <table:table-cell office:value-type="float" office:value="610" table:style-name="ce1">
            <text:p>61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2];&quot; &quot;;[.K2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139" table:style-name="ce1">
            <text:p>139</text:p>
          </table:table-cell>
          <table:table-cell office:value-type="float" office:value="51" table:style-name="ce1">
            <text:p>51</text:p>
          </table:table-cell>
          <table:table-cell office:value-type="float" office:value="2424" table:style-name="ce1">
            <text:p>2424</text:p>
          </table:table-cell>
          <table:table-cell office:value-type="float" office:value="8973" table:style-name="ce1">
            <text:p>8973</text:p>
          </table:table-cell>
          <table:table-cell office:value-type="float" office:value="3713" table:style-name="ce1">
            <text:p>3713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3];&quot; &quot;;[.K3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944" table:style-name="ce1">
            <text:p>944</text:p>
          </table:table-cell>
          <table:table-cell office:value-type="float" office:value="53" table:style-name="ce1">
            <text:p>53</text:p>
          </table:table-cell>
          <table:table-cell office:value-type="float" office:value="2376" table:style-name="ce1">
            <text:p>2376</text:p>
          </table:table-cell>
          <table:table-cell office:value-type="float" office:value="9239" table:style-name="ce1">
            <text:p>9239</text:p>
          </table:table-cell>
          <table:table-cell office:value-type="float" office:value="5193" table:style-name="ce1">
            <text:p>5193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4];&quot; &quot;;[.K4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IncQuery</text:p>
          </table:table-cell>
          <table:table-cell office:value-type="float" office:value="679" table:style-name="ce1">
            <text:p>679</text:p>
          </table:table-cell>
          <table:table-cell office:value-type="float" office:value="155" table:style-name="ce1">
            <text:p>155</text:p>
          </table:table-cell>
          <table:table-cell office:value-type="float" office:value="1849" table:style-name="ce1">
            <text:p>1849</text:p>
          </table:table-cell>
          <table:table-cell office:value-type="float" office:value="10378" table:style-name="ce1">
            <text:p>10378</text:p>
          </table:table-cell>
          <table:table-cell office:value-type="float" office:value="8086" table:style-name="ce1">
            <text:p>8086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5];&quot; &quot;;[.K5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IncQuery</text:p>
          </table:table-cell>
          <table:table-cell office:value-type="float" office:value="5017" table:style-name="ce1">
            <text:p>5017</text:p>
          </table:table-cell>
          <table:table-cell office:value-type="float" office:value="309" table:style-name="ce1">
            <text:p>309</text:p>
          </table:table-cell>
          <table:table-cell office:value-type="float" office:value="1871" table:style-name="ce1">
            <text:p>1871</text:p>
          </table:table-cell>
          <table:table-cell office:value-type="float" office:value="13362" table:style-name="ce1">
            <text:p>13362</text:p>
          </table:table-cell>
          <table:table-cell office:value-type="float" office:value="32700" table:style-name="ce1">
            <text:p>32700</text:p>
          </table:table-cell>
          <table:table-cell office:value-type="float" office:value="985" table:style-name="ce1">
            <text:p>9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6];&quot; &quot;;[.K6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3043" table:style-name="ce1">
            <text:p>3043</text:p>
          </table:table-cell>
          <table:table-cell office:value-type="float" office:value="8801" table:style-name="ce1">
            <text:p>8801</text:p>
          </table:table-cell>
          <table:table-cell office:value-type="float" office:value="3618" table:style-name="ce1">
            <text:p>3618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7];&quot; &quot;;[.K7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2808" table:style-name="ce1">
            <text:p>2808</text:p>
          </table:table-cell>
          <table:table-cell office:value-type="float" office:value="9072" table:style-name="ce1">
            <text:p>9072</text:p>
          </table:table-cell>
          <table:table-cell office:value-type="float" office:value="4115" table:style-name="ce1">
            <text:p>4115</text:p>
          </table:table-cell>
          <table:table-cell office:value-type="float" office:value="435" table:style-name="ce1">
            <text:p>4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8];&quot; &quot;;[.K8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163" table:style-name="ce1">
            <text:p>163</text:p>
          </table:table-cell>
          <table:table-cell office:value-type="float" office:value="204" table:style-name="ce1">
            <text:p>204</text:p>
          </table:table-cell>
          <table:table-cell office:value-type="float" office:value="4693" table:style-name="ce1">
            <text:p>4693</text:p>
          </table:table-cell>
          <table:table-cell office:value-type="float" office:value="9403" table:style-name="ce1">
            <text:p>9403</text:p>
          </table:table-cell>
          <table:table-cell office:value-type="float" office:value="7230" table:style-name="ce1">
            <text:p>7230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9];&quot; &quot;;[.K9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IncQuery</text:p>
          </table:table-cell>
          <table:table-cell office:value-type="float" office:value="893" table:style-name="ce1">
            <text:p>893</text:p>
          </table:table-cell>
          <table:table-cell office:value-type="float" office:value="106" table:style-name="ce1">
            <text:p>106</text:p>
          </table:table-cell>
          <table:table-cell office:value-type="float" office:value="2637" table:style-name="ce1">
            <text:p>2637</text:p>
          </table:table-cell>
          <table:table-cell office:value-type="float" office:value="10531" table:style-name="ce1">
            <text:p>10531</text:p>
          </table:table-cell>
          <table:table-cell office:value-type="float" office:value="9125" table:style-name="ce1">
            <text:p>9125</text:p>
          </table:table-cell>
          <table:table-cell office:value-type="float" office:value="410" table:style-name="ce1">
            <text:p>4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0];&quot; &quot;;[.K10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IncQuery</text:p>
          </table:table-cell>
          <table:table-cell office:value-type="float" office:value="5461" table:style-name="ce1">
            <text:p>5461</text:p>
          </table:table-cell>
          <table:table-cell office:value-type="float" office:value="303" table:style-name="ce1">
            <text:p>303</text:p>
          </table:table-cell>
          <table:table-cell office:value-type="float" office:value="552" table:style-name="ce1">
            <text:p>552</text:p>
          </table:table-cell>
          <table:table-cell office:value-type="float" office:value="14188" table:style-name="ce1">
            <text:p>14188</text:p>
          </table:table-cell>
          <table:table-cell office:value-type="float" office:value="23245" table:style-name="ce1">
            <text:p>23245</text:p>
          </table:table-cell>
          <table:table-cell office:value-type="float" office:value="630" table:style-name="ce1">
            <text:p>6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1];&quot; &quot;;[.K11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545" table:style-name="ce1">
            <text:p>4545</text:p>
          </table:table-cell>
          <table:table-cell office:value-type="float" office:value="795" table:style-name="ce1">
            <text:p>795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2];&quot; &quot;;[.K12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1616" table:style-name="ce1">
            <text:p>1616</text:p>
          </table:table-cell>
          <table:table-cell office:value-type="float" office:value="5089" table:style-name="ce1">
            <text:p>5089</text:p>
          </table:table-cell>
          <table:table-cell office:value-type="float" office:value="3015" table:style-name="ce1">
            <text:p>3015</text:p>
          </table:table-cell>
          <table:table-cell office:value-type="float" office:value="454" table:style-name="ce1">
            <text:p>4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3];&quot; &quot;;[.K13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1990" table:style-name="ce1">
            <text:p>1990</text:p>
          </table:table-cell>
          <table:table-cell office:value-type="float" office:value="6827" table:style-name="ce1">
            <text:p>6827</text:p>
          </table:table-cell>
          <table:table-cell office:value-type="float" office:value="4827" table:style-name="ce1">
            <text:p>4827</text:p>
          </table:table-cell>
          <table:table-cell office:value-type="float" office:value="1691" table:style-name="ce1">
            <text:p>16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4];&quot; &quot;;[.K14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Optimized</text:p>
          </table:table-cell>
          <table:table-cell office:value-type="float" office:value="752" table:style-name="ce1">
            <text:p>752</text:p>
          </table:table-cell>
          <table:table-cell office:value-type="float" office:value="0" table:style-name="ce1">
            <text:p>0</text:p>
          </table:table-cell>
          <table:table-cell office:value-type="float" office:value="2196" table:style-name="ce1">
            <text:p>2196</text:p>
          </table:table-cell>
          <table:table-cell office:value-type="float" office:value="11610" table:style-name="ce1">
            <text:p>11610</text:p>
          </table:table-cell>
          <table:table-cell office:value-type="float" office:value="8618" table:style-name="ce1">
            <text:p>8618</text:p>
          </table:table-cell>
          <table:table-cell office:value-type="float" office:value="7004" table:style-name="ce1">
            <text:p>70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5];&quot; &quot;;[.K15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Optimized</text:p>
          </table:table-cell>
          <table:table-cell office:value-type="float" office:value="6592" table:style-name="ce1">
            <text:p>659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7704" table:style-name="ce1">
            <text:p>27704</text:p>
          </table:table-cell>
          <table:table-cell office:value-type="float" office:value="15319" table:style-name="ce1">
            <text:p>15319</text:p>
          </table:table-cell>
          <table:table-cell office:value-type="float" office:value="26958" table:style-name="ce1">
            <text:p>269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6];&quot; &quot;;[.K16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659" table:style-name="ce1">
            <text:p>2659</text:p>
          </table:table-cell>
          <table:table-cell office:value-type="float" office:value="4624" table:style-name="ce1">
            <text:p>4624</text:p>
          </table:table-cell>
          <table:table-cell office:value-type="float" office:value="3373" table:style-name="ce1">
            <text:p>3373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7];&quot; &quot;;[.K17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1742" table:style-name="ce1">
            <text:p>1742</text:p>
          </table:table-cell>
          <table:table-cell office:value-type="float" office:value="5210" table:style-name="ce1">
            <text:p>5210</text:p>
          </table:table-cell>
          <table:table-cell office:value-type="float" office:value="3233" table:style-name="ce1">
            <text:p>3233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8];&quot; &quot;;[.K18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2296" table:style-name="ce1">
            <text:p>2296</text:p>
          </table:table-cell>
          <table:table-cell office:value-type="float" office:value="6420" table:style-name="ce1">
            <text:p>6420</text:p>
          </table:table-cell>
          <table:table-cell office:value-type="float" office:value="4889" table:style-name="ce1">
            <text:p>4889</text:p>
          </table:table-cell>
          <table:table-cell office:value-type="float" office:value="1525" table:style-name="ce1">
            <text:p>15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9];&quot; &quot;;[.K19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Optimized</text:p>
          </table:table-cell>
          <table:table-cell office:value-type="float" office:value="1202" table:style-name="ce1">
            <text:p>1202</text:p>
          </table:table-cell>
          <table:table-cell office:value-type="float" office:value="0" table:style-name="ce1">
            <text:p>0</text:p>
          </table:table-cell>
          <table:table-cell office:value-type="float" office:value="283" table:style-name="ce1">
            <text:p>283</text:p>
          </table:table-cell>
          <table:table-cell office:value-type="float" office:value="11386" table:style-name="ce1">
            <text:p>11386</text:p>
          </table:table-cell>
          <table:table-cell office:value-type="float" office:value="7068" table:style-name="ce1">
            <text:p>7068</text:p>
          </table:table-cell>
          <table:table-cell office:value-type="float" office:value="7301" table:style-name="ce1">
            <text:p>73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0];&quot; &quot;;[.K20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Optimized</text:p>
          </table:table-cell>
          <table:table-cell office:value-type="float" office:value="10420" table:style-name="ce1">
            <text:p>1042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7938" table:style-name="ce1">
            <text:p>27938</text:p>
          </table:table-cell>
          <table:table-cell office:value-type="float" office:value="23500" table:style-name="ce1">
            <text:p>23500</text:p>
          </table:table-cell>
          <table:table-cell office:value-type="float" office:value="27461" table:style-name="ce1">
            <text:p>274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1];&quot; &quot;;[.K21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236" table:style-name="ce1">
            <text:p>236</text:p>
          </table:table-cell>
          <table:table-cell office:value-type="float" office:value="6" table:style-name="ce1">
            <text:p>6</text:p>
          </table:table-cell>
          <table:table-cell office:value-type="float" office:value="229" table:style-name="ce1">
            <text:p>229</text:p>
          </table:table-cell>
          <table:table-cell office:value-type="float" office:value="2044" table:style-name="ce1">
            <text:p>2044</text:p>
          </table:table-cell>
          <table:table-cell office:value-type="float" office:value="1576" table:style-name="ce1">
            <text:p>1576</text:p>
          </table:table-cell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2];&quot; &quot;;[.K22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326" table:style-name="ce1">
            <text:p>3326</text:p>
          </table:table-cell>
          <table:table-cell office:value-type="float" office:value="1554" table:style-name="ce1">
            <text:p>1554</text:p>
          </table:table-cell>
          <table:table-cell office:value-type="float" office:value="1547" table:style-name="ce1">
            <text:p>15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3];&quot; &quot;;[.K23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139" table:style-name="ce1">
            <text:p>12139</text:p>
          </table:table-cell>
          <table:table-cell office:value-type="float" office:value="3028" table:style-name="ce1">
            <text:p>3028</text:p>
          </table:table-cell>
          <table:table-cell office:value-type="float" office:value="10169" table:style-name="ce1">
            <text:p>101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4];&quot; &quot;;[.K24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Simple</text:p>
          </table:table-cell>
          <table:table-cell office:value-type="float" office:value="612" table:style-name="ce1">
            <text:p>61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1006" table:style-name="ce1">
            <text:p>81006</text:p>
          </table:table-cell>
          <table:table-cell office:value-type="float" office:value="6013" table:style-name="ce1">
            <text:p>6013</text:p>
          </table:table-cell>
          <table:table-cell office:value-type="float" office:value="74139" table:style-name="ce1">
            <text:p>741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5];&quot; &quot;;[.K25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Simple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28492" table:style-name="ce1">
            <text:p>728492</text:p>
          </table:table-cell>
          <table:table-cell office:value-type="float" office:value="16077" table:style-name="ce1">
            <text:p>16077</text:p>
          </table:table-cell>
          <table:table-cell office:value-type="float" office:value="660369" table:style-name="ce1">
            <text:p>6603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6];&quot; &quot;;[.K26])" table:style-name="ce1">
            <text:p>BatchSimple Distributed</text:p>
          </table:table-cell>
          <table:table-cell table:number-columns-repeated="2"/>
          <table:table-cell table:style-name="ce1">
            <draw:frame draw:z-index="2" draw:id="id1" draw:style-name="a1" draw:name="Diagram 5" svg:x="0.64951in" svg:y="0.01226in" svg:width="6.15476in" svg:height="5.01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714" table:style-name="ce1">
            <text:p>1714</text:p>
          </table:table-cell>
          <table:table-cell office:value-type="float" office:value="1175" table:style-name="ce1">
            <text:p>1175</text:p>
          </table:table-cell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27];&quot; &quot;;[.K27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271" table:style-name="ce1">
            <text:p>3271</text:p>
          </table:table-cell>
          <table:table-cell office:value-type="float" office:value="1604" table:style-name="ce1">
            <text:p>1604</text:p>
          </table:table-cell>
          <table:table-cell office:value-type="float" office:value="1691" table:style-name="ce1">
            <text:p>16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28];&quot; &quot;;[.K28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184" table:style-name="ce1">
            <text:p>18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929" table:style-name="ce1">
            <text:p>10929</text:p>
          </table:table-cell>
          <table:table-cell office:value-type="float" office:value="3246" table:style-name="ce1">
            <text:p>3246</text:p>
          </table:table-cell>
          <table:table-cell office:value-type="float" office:value="9592" table:style-name="ce1">
            <text:p>95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29];&quot; &quot;;[.K29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Simple</text:p>
          </table:table-cell>
          <table:table-cell office:value-type="float" office:value="638" table:style-name="ce1">
            <text:p>638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0188" table:style-name="ce1">
            <text:p>80188</text:p>
          </table:table-cell>
          <table:table-cell office:value-type="float" office:value="9616" table:style-name="ce1">
            <text:p>9616</text:p>
          </table:table-cell>
          <table:table-cell office:value-type="float" office:value="83136" table:style-name="ce1">
            <text:p>831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0];&quot; &quot;;[.K30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Simple</text:p>
          </table:table-cell>
          <table:table-cell office:value-type="float" office:value="6336" table:style-name="ce1">
            <text:p>633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23646" table:style-name="ce1">
            <text:p>723646</text:p>
          </table:table-cell>
          <table:table-cell office:value-type="float" office:value="26336" table:style-name="ce1">
            <text:p>26336</text:p>
          </table:table-cell>
          <table:table-cell office:value-type="float" office:value="725328" table:style-name="ce1">
            <text:p>7253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1];&quot; &quot;;[.K31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16" table:style-name="ce1">
            <text:p>16</text:p>
          </table:table-cell>
          <table:table-cell office:value-type="float" office:value="175" table:style-name="ce1">
            <text:p>175</text:p>
          </table:table-cell>
          <table:table-cell office:value-type="float" office:value="5039" table:style-name="ce1">
            <text:p>5039</text:p>
          </table:table-cell>
          <table:table-cell office:value-type="float" office:value="41803" table:style-name="ce1">
            <text:p>41803</text:p>
          </table:table-cell>
          <table:table-cell office:value-type="float" office:value="5632" table:style-name="ce1">
            <text:p>563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2];&quot; &quot;;[.K32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633" table:style-name="ce1">
            <text:p>633</text:p>
          </table:table-cell>
          <table:table-cell office:value-type="float" office:value="257" table:style-name="ce1">
            <text:p>257</text:p>
          </table:table-cell>
          <table:table-cell office:value-type="float" office:value="4849" table:style-name="ce1">
            <text:p>4849</text:p>
          </table:table-cell>
          <table:table-cell office:value-type="float" office:value="41159" table:style-name="ce1">
            <text:p>41159</text:p>
          </table:table-cell>
          <table:table-cell office:value-type="float" office:value="6602" table:style-name="ce1">
            <text:p>660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3];&quot; &quot;;[.K33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4781" table:style-name="ce1">
            <text:p>4781</text:p>
          </table:table-cell>
          <table:table-cell office:value-type="float" office:value="41946" table:style-name="ce1">
            <text:p>41946</text:p>
          </table:table-cell>
          <table:table-cell office:value-type="float" office:value="7659" table:style-name="ce1">
            <text:p>765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4];&quot; &quot;;[.K34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xplicitTraceability</text:p>
          </table:table-cell>
          <table:table-cell office:value-type="float" office:value="781" table:style-name="ce1">
            <text:p>781</text:p>
          </table:table-cell>
          <table:table-cell office:value-type="float" office:value="297" table:style-name="ce1">
            <text:p>297</text:p>
          </table:table-cell>
          <table:table-cell office:value-type="float" office:value="5205" table:style-name="ce1">
            <text:p>5205</text:p>
          </table:table-cell>
          <table:table-cell office:value-type="float" office:value="43500" table:style-name="ce1">
            <text:p>43500</text:p>
          </table:table-cell>
          <table:table-cell office:value-type="float" office:value="11374" table:style-name="ce1">
            <text:p>11374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5];&quot; &quot;;[.K35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xplicitTraceability</text:p>
          </table:table-cell>
          <table:table-cell office:value-type="float" office:value="1496" table:style-name="ce1">
            <text:p>1496</text:p>
          </table:table-cell>
          <table:table-cell office:value-type="float" office:value="365" table:style-name="ce1">
            <text:p>365</text:p>
          </table:table-cell>
          <table:table-cell office:value-type="float" office:value="1906" table:style-name="ce1">
            <text:p>1906</text:p>
          </table:table-cell>
          <table:table-cell office:value-type="float" office:value="45743" table:style-name="ce1">
            <text:p>45743</text:p>
          </table:table-cell>
          <table:table-cell office:value-type="float" office:value="38547" table:style-name="ce1">
            <text:p>385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6];&quot; &quot;;[.K36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27" table:style-name="ce1">
            <text:p>27</text:p>
          </table:table-cell>
          <table:table-cell office:value-type="float" office:value="595" table:style-name="ce1">
            <text:p>595</text:p>
          </table:table-cell>
          <table:table-cell office:value-type="float" office:value="1920" table:style-name="ce1">
            <text:p>1920</text:p>
          </table:table-cell>
          <table:table-cell office:value-type="float" office:value="41190" table:style-name="ce1">
            <text:p>41190</text:p>
          </table:table-cell>
          <table:table-cell office:value-type="float" office:value="2480" table:style-name="ce1">
            <text:p>248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37];&quot; &quot;;[.K37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office:value-type="float" office:value="4654" table:style-name="ce1">
            <text:p>4654</text:p>
          </table:table-cell>
          <table:table-cell office:value-type="float" office:value="40883" table:style-name="ce1">
            <text:p>40883</text:p>
          </table:table-cell>
          <table:table-cell office:value-type="float" office:value="6577" table:style-name="ce1">
            <text:p>657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38];&quot; &quot;;[.K38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290" table:style-name="ce1">
            <text:p>290</text:p>
          </table:table-cell>
          <table:table-cell office:value-type="float" office:value="103" table:style-name="ce1">
            <text:p>103</text:p>
          </table:table-cell>
          <table:table-cell office:value-type="float" office:value="4441" table:style-name="ce1">
            <text:p>4441</text:p>
          </table:table-cell>
          <table:table-cell office:value-type="float" office:value="41990" table:style-name="ce1">
            <text:p>41990</text:p>
          </table:table-cell>
          <table:table-cell office:value-type="float" office:value="7360" table:style-name="ce1">
            <text:p>736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39];&quot; &quot;;[.K39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xplicitTraceability</text:p>
          </table:table-cell>
          <table:table-cell office:value-type="float" office:value="847" table:style-name="ce1">
            <text:p>847</text:p>
          </table:table-cell>
          <table:table-cell office:value-type="float" office:value="221" table:style-name="ce1">
            <text:p>221</text:p>
          </table:table-cell>
          <table:table-cell office:value-type="float" office:value="1837" table:style-name="ce1">
            <text:p>1837</text:p>
          </table:table-cell>
          <table:table-cell office:value-type="float" office:value="44511" table:style-name="ce1">
            <text:p>44511</text:p>
          </table:table-cell>
          <table:table-cell office:value-type="float" office:value="23155" table:style-name="ce1">
            <text:p>2315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0];&quot; &quot;;[.K40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xplicitTraceability</text:p>
          </table:table-cell>
          <table:table-cell office:value-type="float" office:value="3996" table:style-name="ce1">
            <text:p>3996</text:p>
          </table:table-cell>
          <table:table-cell office:value-type="float" office:value="755" table:style-name="ce1">
            <text:p>755</text:p>
          </table:table-cell>
          <table:table-cell office:value-type="float" office:value="5" table:style-name="ce1">
            <text:p>5</text:p>
          </table:table-cell>
          <table:table-cell office:value-type="float" office:value="50188" table:style-name="ce1">
            <text:p>50188</text:p>
          </table:table-cell>
          <table:table-cell office:value-type="float" office:value="247261" table:style-name="ce1">
            <text:p>24726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1];&quot; &quot;;[.K41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2];&quot; &quot;;[.K42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3];&quot; &quot;;[.K43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484" table:style-name="ce1">
            <text:p>484</text:p>
          </table:table-cell>
          <table:table-cell office:value-type="float" office:value="94" table:style-name="ce1">
            <text:p>94</text:p>
          </table:table-cell>
          <table:table-cell office:value-type="float" office:value="2167" table:style-name="ce1">
            <text:p>2167</text:p>
          </table:table-cell>
          <table:table-cell office:value-type="float" office:value="45307" table:style-name="ce1">
            <text:p>45307</text:p>
          </table:table-cell>
          <table:table-cell office:value-type="float" office:value="29415" table:style-name="ce1">
            <text:p>29415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4];&quot; &quot;;[.K44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5];&quot; &quot;;[.K45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6];&quot; &quot;;[.K46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2942" table:style-name="ce1">
            <text:p>2942</text:p>
          </table:table-cell>
          <table:table-cell office:value-type="float" office:value="45048" table:style-name="ce1">
            <text:p>45048</text:p>
          </table:table-cell>
          <table:table-cell office:value-type="float" office:value="3506" table:style-name="ce1">
            <text:p>3506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47];&quot; &quot;;[.K47])" table:style-name="ce1">
            <text:p>PartialBatch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48];&quot; &quot;;[.K48])" table:style-name="ce1">
            <text:p>PartialBatch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49];&quot; &quot;;[.K49])" table:style-name="ce1">
            <text:p>PartialBatch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0];&quot; &quot;;[.K50])" table:style-name="ce1">
            <text:p>PartialBatch JDT-based</text:p>
          </table:table-cell>
          <table:table-cell table:number-columns-repeated="2"/>
          <table:table-cell table:style-name="ce1">
            <draw:frame draw:z-index="3" draw:id="id2" draw:style-name="a2" draw:name="Diagram 7" svg:x="0.57598in" svg:y="0.18382in" svg:width="6.15476in" svg:height="5.0735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1];&quot; &quot;;[.K51])" table:style-name="ce1">
            <text:p>PartialBatch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2937" table:style-name="ce1">
            <text:p>2937</text:p>
          </table:table-cell>
          <table:table-cell office:value-type="float" office:value="14305" table:style-name="ce1">
            <text:p>14305</text:p>
          </table:table-cell>
          <table:table-cell office:value-type="float" office:value="3528" table:style-name="ce1">
            <text:p>3528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52];&quot; &quot;;[.K52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81" table:style-name="ce1">
            <text:p>81</text:p>
          </table:table-cell>
          <table:table-cell office:value-type="float" office:value="125" table:style-name="ce1">
            <text:p>125</text:p>
          </table:table-cell>
          <table:table-cell office:value-type="float" office:value="1497" table:style-name="ce1">
            <text:p>1497</text:p>
          </table:table-cell>
          <table:table-cell office:value-type="float" office:value="14116" table:style-name="ce1">
            <text:p>14116</text:p>
          </table:table-cell>
          <table:table-cell office:value-type="float" office:value="2820" table:style-name="ce1">
            <text:p>282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53];&quot; &quot;;[.K53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232" table:style-name="ce1">
            <text:p>232</text:p>
          </table:table-cell>
          <table:table-cell office:value-type="float" office:value="358" table:style-name="ce1">
            <text:p>358</text:p>
          </table:table-cell>
          <table:table-cell office:value-type="float" office:value="1556" table:style-name="ce1">
            <text:p>1556</text:p>
          </table:table-cell>
          <table:table-cell office:value-type="float" office:value="17124" table:style-name="ce1">
            <text:p>17124</text:p>
          </table:table-cell>
          <table:table-cell office:value-type="float" office:value="4280" table:style-name="ce1">
            <text:p>428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54];&quot; &quot;;[.K54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ueryResultTraceability</text:p>
          </table:table-cell>
          <table:table-cell office:value-type="float" office:value="704" table:style-name="ce1">
            <text:p>704</text:p>
          </table:table-cell>
          <table:table-cell office:value-type="float" office:value="1682" table:style-name="ce1">
            <text:p>1682</text:p>
          </table:table-cell>
          <table:table-cell office:value-type="float" office:value="5692" table:style-name="ce1">
            <text:p>5692</text:p>
          </table:table-cell>
          <table:table-cell office:value-type="float" office:value="25458" table:style-name="ce1">
            <text:p>25458</text:p>
          </table:table-cell>
          <table:table-cell office:value-type="float" office:value="17377" table:style-name="ce1">
            <text:p>1737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55];&quot; &quot;;[.K55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ueryResultTraceability</text:p>
          </table:table-cell>
          <table:table-cell office:value-type="float" office:value="11650" table:style-name="ce1">
            <text:p>11650</text:p>
          </table:table-cell>
          <table:table-cell office:value-type="float" office:value="15505" table:style-name="ce1">
            <text:p>15505</text:p>
          </table:table-cell>
          <table:table-cell office:value-type="float" office:value="7" table:style-name="ce1">
            <text:p>7</text:p>
          </table:table-cell>
          <table:table-cell office:value-type="float" office:value="67418" table:style-name="ce1">
            <text:p>67418</text:p>
          </table:table-cell>
          <table:table-cell office:value-type="float" office:value="22561" table:style-name="ce1">
            <text:p>2256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56];&quot; &quot;;[.K56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52" table:style-name="ce1">
            <text:p>52</text:p>
          </table:table-cell>
          <table:table-cell office:value-type="float" office:value="429" table:style-name="ce1">
            <text:p>429</text:p>
          </table:table-cell>
          <table:table-cell office:value-type="float" office:value="3542" table:style-name="ce1">
            <text:p>3542</text:p>
          </table:table-cell>
          <table:table-cell office:value-type="float" office:value="14079" table:style-name="ce1">
            <text:p>14079</text:p>
          </table:table-cell>
          <table:table-cell office:value-type="float" office:value="4145" table:style-name="ce1">
            <text:p>414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57];&quot; &quot;;[.K57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33" table:style-name="ce1">
            <text:p>33</text:p>
          </table:table-cell>
          <table:table-cell office:value-type="float" office:value="85" table:style-name="ce1">
            <text:p>85</text:p>
          </table:table-cell>
          <table:table-cell office:value-type="float" office:value="2126" table:style-name="ce1">
            <text:p>2126</text:p>
          </table:table-cell>
          <table:table-cell office:value-type="float" office:value="14031" table:style-name="ce1">
            <text:p>14031</text:p>
          </table:table-cell>
          <table:table-cell office:value-type="float" office:value="3389" table:style-name="ce1">
            <text:p>338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58];&quot; &quot;;[.K58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238" table:style-name="ce1">
            <text:p>238</text:p>
          </table:table-cell>
          <table:table-cell office:value-type="float" office:value="430" table:style-name="ce1">
            <text:p>430</text:p>
          </table:table-cell>
          <table:table-cell office:value-type="float" office:value="1892" table:style-name="ce1">
            <text:p>1892</text:p>
          </table:table-cell>
          <table:table-cell office:value-type="float" office:value="16440" table:style-name="ce1">
            <text:p>16440</text:p>
          </table:table-cell>
          <table:table-cell office:value-type="float" office:value="4565" table:style-name="ce1">
            <text:p>456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59];&quot; &quot;;[.K59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ueryResultTraceability</text:p>
          </table:table-cell>
          <table:table-cell office:value-type="float" office:value="714" table:style-name="ce1">
            <text:p>714</text:p>
          </table:table-cell>
          <table:table-cell office:value-type="float" office:value="1950" table:style-name="ce1">
            <text:p>1950</text:p>
          </table:table-cell>
          <table:table-cell office:value-type="float" office:value="9352" table:style-name="ce1">
            <text:p>9352</text:p>
          </table:table-cell>
          <table:table-cell office:value-type="float" office:value="26672" table:style-name="ce1">
            <text:p>26672</text:p>
          </table:table-cell>
          <table:table-cell office:value-type="float" office:value="15163" table:style-name="ce1">
            <text:p>1516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0];&quot; &quot;;[.K60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ueryResultTraceability</text:p>
          </table:table-cell>
          <table:table-cell office:value-type="float" office:value="4895" table:style-name="ce1">
            <text:p>4895</text:p>
          </table:table-cell>
          <table:table-cell office:value-type="float" office:value="12307" table:style-name="ce1">
            <text:p>12307</text:p>
          </table:table-cell>
          <table:table-cell office:value-type="float" office:value="3933" table:style-name="ce1">
            <text:p>3933</text:p>
          </table:table-cell>
          <table:table-cell office:value-type="float" office:value="67218" table:style-name="ce1">
            <text:p>67218</text:p>
          </table:table-cell>
          <table:table-cell office:value-type="float" office:value="26147" table:style-name="ce1">
            <text:p>2614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1];&quot; &quot;;[.K61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48" table:style-name="ce1">
            <text:p>48</text:p>
          </table:table-cell>
          <table:table-cell office:value-type="float" office:value="613" table:style-name="ce1">
            <text:p>613</text:p>
          </table:table-cell>
          <table:table-cell office:value-type="float" office:value="13568" table:style-name="ce1">
            <text:p>13568</text:p>
          </table:table-cell>
          <table:table-cell office:value-type="float" office:value="51889" table:style-name="ce1">
            <text:p>51889</text:p>
          </table:table-cell>
          <table:table-cell office:value-type="float" office:value="14181" table:style-name="ce1">
            <text:p>1418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62];&quot; &quot;;[.K62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34" table:style-name="ce1">
            <text:p>34</text:p>
          </table:table-cell>
          <table:table-cell office:value-type="float" office:value="369" table:style-name="ce1">
            <text:p>369</text:p>
          </table:table-cell>
          <table:table-cell office:value-type="float" office:value="2221" table:style-name="ce1">
            <text:p>2221</text:p>
          </table:table-cell>
          <table:table-cell office:value-type="float" office:value="52467" table:style-name="ce1">
            <text:p>52467</text:p>
          </table:table-cell>
          <table:table-cell office:value-type="float" office:value="87217" table:style-name="ce1">
            <text:p>872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63];&quot; &quot;;[.K63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94" table:style-name="ce1">
            <text:p>94</text:p>
          </table:table-cell>
          <table:table-cell office:value-type="float" office:value="11301" table:style-name="ce1">
            <text:p>11301</text:p>
          </table:table-cell>
          <table:table-cell office:value-type="float" office:value="2168" table:style-name="ce1">
            <text:p>2168</text:p>
          </table:table-cell>
          <table:table-cell office:value-type="float" office:value="62846" table:style-name="ce1">
            <text:p>62846</text:p>
          </table:table-cell>
          <table:table-cell office:value-type="float" office:value="16085" table:style-name="ce1">
            <text:p>1608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64];&quot; &quot;;[.K64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65];&quot; &quot;;[.K65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66];&quot; &quot;;[.K66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office:value-type="float" office:value="4016" table:style-name="ce1">
            <text:p>4016</text:p>
          </table:table-cell>
          <table:table-cell office:value-type="float" office:value="51311" table:style-name="ce1">
            <text:p>51311</text:p>
          </table:table-cell>
          <table:table-cell office:value-type="float" office:value="32630" table:style-name="ce1">
            <text:p>3263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67];&quot; &quot;;[.K67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72" table:style-name="ce1">
            <text:p>72</text:p>
          </table:table-cell>
          <table:table-cell office:value-type="float" office:value="434" table:style-name="ce1">
            <text:p>434</text:p>
          </table:table-cell>
          <table:table-cell office:value-type="float" office:value="2196" table:style-name="ce1">
            <text:p>2196</text:p>
          </table:table-cell>
          <table:table-cell office:value-type="float" office:value="52571" table:style-name="ce1">
            <text:p>52571</text:p>
          </table:table-cell>
          <table:table-cell office:value-type="float" office:value="14286" table:style-name="ce1">
            <text:p>1428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68];&quot; &quot;;[.K68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265" table:style-name="ce1">
            <text:p>265</text:p>
          </table:table-cell>
          <table:table-cell office:value-type="float" office:value="11855" table:style-name="ce1">
            <text:p>11855</text:p>
          </table:table-cell>
          <table:table-cell office:value-type="float" office:value="13413" table:style-name="ce1">
            <text:p>13413</text:p>
          </table:table-cell>
          <table:table-cell office:value-type="float" office:value="65981" table:style-name="ce1">
            <text:p>65981</text:p>
          </table:table-cell>
          <table:table-cell office:value-type="float" office:value="109610" table:style-name="ce1">
            <text:p>1096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69];&quot; &quot;;[.K69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0];&quot; &quot;;[.K70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1];&quot; &quot;;[.K71])" table:style-name="ce1">
            <text:p>ViatraTransformation JDT-based</text:p>
          </table:table-cell>
          <table:table-cell table:number-columns-repeated="16371"/>
        </table:table-row>
        <table:table-row table:number-rows-repeated="1048505" table:style-name="ro1">
          <table:table-cell table:number-columns-repeated="16384"/>
        </table:table-row>
      </table:table>
      <table:table table:name="model" table:style-name="ta1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XForm</text:p>
          </table:table-cell>
          <table:table-cell office:value-type="string" table:style-name="ce2">
            <text:p>CPSeObjects</text:p>
          </table:table-cell>
          <table:table-cell office:value-type="string" table:style-name="ce2">
            <text:p>CPSeReferences</text:p>
          </table:table-cell>
          <table:table-cell office:value-type="string" table:style-name="ce2">
            <text:p>DepeObjects</text:p>
          </table:table-cell>
          <table:table-cell office:value-type="string" table:style-name="ce2">
            <text:p>DepeReferences</text:p>
          </table:table-cell>
          <table:table-cell office:value-type="string" table:style-name="ce2">
            <text:p>TraceeObjects</text:p>
          </table:table-cell>
          <table:table-cell office:value-type="string" table:style-name="ce2">
            <text:p>TraceeReferences</text:p>
          </table:table-cell>
          <table:table-cell office:value-type="string" table:style-name="ce2">
            <text:p>SUMeObjects</text:p>
          </table:table-cell>
          <table:table-cell office:value-type="string" table:style-name="ce2">
            <text:p>SUMeReferences</text:p>
          </table:table-cell>
          <table:table-cell office:value-type="string" table:style-name="ce2">
            <text:p>Code generator type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BatchIncQuer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8" table:style-name="ce1">
            <text:p>738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3" table:style-name="ce1">
            <text:p>2973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6" table:style-name="ce1">
            <text:p>10726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3" table:style-name="ce1">
            <text:p>2973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6" table:style-name="ce1">
            <text:p>10726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5" table:style-name="ce1">
            <text:p>2975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8" table:style-name="ce1">
            <text:p>107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7" table:style-name="ce1">
            <text:p>6107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8" table:style-name="ce1">
            <text:p>2973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7" table:style-name="ce1">
            <text:p>6107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8" table:style-name="ce1">
            <text:p>2973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7" table:style-name="ce1">
            <text:p>6107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8" table:style-name="ce1">
            <text:p>2973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6" table:style-name="ce1">
            <text:p>6106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7" table:style-name="ce1">
            <text:p>29737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10" table:style-name="ce1">
            <text:p>6110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41" table:style-name="ce1">
            <text:p>2974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7" table:style-name="ce1">
            <text:p>6107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8" table:style-name="ce1">
            <text:p>2973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5" table:style-name="ce1">
            <text:p>6105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6" table:style-name="ce1">
            <text:p>29736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14" table:style-name="ce1">
            <text:p>6114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45" table:style-name="ce1">
            <text:p>29745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6" table:style-name="ce1">
            <text:p>6106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7" table:style-name="ce1">
            <text:p>29737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8" table:style-name="ce1">
            <text:p>6108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9" table:style-name="ce1">
            <text:p>2973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7" table:style-name="ce1">
            <text:p>12397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6" table:style-name="ce1">
            <text:p>115826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5" table:style-name="ce1">
            <text:p>12395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4" table:style-name="ce1">
            <text:p>115824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5" table:style-name="ce1">
            <text:p>12395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4" table:style-name="ce1">
            <text:p>1158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8" table:style-name="ce1">
            <text:p>12398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7" table:style-name="ce1">
            <text:p>115827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400" table:style-name="ce1">
            <text:p>12400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9" table:style-name="ce1">
            <text:p>115829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8" table:style-name="ce1">
            <text:p>12398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7" table:style-name="ce1">
            <text:p>115827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6" table:style-name="ce1">
            <text:p>12396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5" table:style-name="ce1">
            <text:p>1158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401" table:style-name="ce1">
            <text:p>12401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30" table:style-name="ce1">
            <text:p>11583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9" table:style-name="ce1">
            <text:p>12399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8" table:style-name="ce1">
            <text:p>1158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403" table:style-name="ce1">
            <text:p>12403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32" table:style-name="ce1">
            <text:p>11583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number-rows-repeated="1048505" table:style-name="ro1">
          <table:table-cell table:number-columns-repeated="16384"/>
        </table:table-row>
      </table:table>
      <table:database-ranges>
        <table:database-range table:target-range-address="memory.A1:memory.L274" table:contains-header="false">
          <table:sort>
            <table:sort-by table:field-number="0"/>
            <table:sort-by table:field-number="2"/>
            <table:sort-by table:field-number="1"/>
          </table:sort>
        </table:database-range>
        <table:database-range table:target-range-address="time.B2:time.K71">
          <table:sort>
            <table:sort-by table:field-number="1"/>
            <table:sort-by table:field-number="9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Márton Búr</dc:creator>
    <meta:creation-date>2015-03-02T09:41:11Z</meta:creation-date>
    <dc:date>2015-04-22T18:45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cafdd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1.1253543307086pt" svg:width="443.1426771653543pt" chart:style-name="Crt0">
        <chart:title chart:style-name="CT00">
          <text:p text:style-name="a0" text:class-names="" text:cond-style-name="">1st m2m Xform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ime.$B$2:.$B$6"/>
          </chart:axis>
          <chart:series chart:label-cell-address="time.$M$2" chart:values-cell-range-address="time.$F$2:.$F$6" chart:class="chart:line" chart:attached-axis="primary-y" chart:style-name="G0S0">
            <chart:data-point chart:repeated="5"/>
          </chart:series>
          <chart:series chart:label-cell-address="time.$M$7" chart:values-cell-range-address="time.$F$7:.$F$11" chart:class="chart:line" chart:attached-axis="primary-y" chart:style-name="G0S1">
            <chart:data-point chart:repeated="5"/>
          </chart:series>
          <chart:series chart:label-cell-address="time.$M$12" chart:values-cell-range-address="time.$F$12:.$F$16" chart:class="chart:line" chart:attached-axis="primary-y" chart:style-name="G0S2">
            <chart:data-point chart:repeated="5"/>
          </chart:series>
          <chart:series chart:label-cell-address="time.$M$17" chart:values-cell-range-address="time.$F$17:.$F$21" chart:class="chart:line" chart:attached-axis="primary-y" chart:style-name="G0S3">
            <chart:data-point chart:repeated="5"/>
          </chart:series>
          <chart:series chart:label-cell-address="time.$M$22" chart:values-cell-range-address="time.$F$22:.$F$26" chart:class="chart:line" chart:attached-axis="primary-y" chart:style-name="G0S4">
            <chart:data-point chart:repeated="5"/>
          </chart:series>
          <chart:series chart:label-cell-address="time.$M$27" chart:values-cell-range-address="time.$F$27:.$F$31" chart:class="chart:line" chart:attached-axis="primary-y" chart:style-name="G0S5">
            <chart:data-point chart:repeated="5"/>
          </chart:series>
          <chart:series chart:label-cell-address="time.$M$32" chart:values-cell-range-address="time.$F$32:.$F$36" chart:class="chart:line" chart:attached-axis="primary-y" chart:style-name="G0S6">
            <chart:data-point chart:repeated="5"/>
          </chart:series>
          <chart:series chart:label-cell-address="time.$M$37" chart:values-cell-range-address="time.$F$37:.$F$41" chart:class="chart:line" chart:attached-axis="primary-y" chart:style-name="G0S7">
            <chart:data-point chart:repeated="5"/>
          </chart:series>
          <chart:series chart:label-cell-address="time.$M$42" chart:values-cell-range-address="time.$F$42:.$F$46" chart:class="chart:line" chart:attached-axis="primary-y" chart:style-name="G0S8">
            <chart:data-point chart:repeated="5"/>
          </chart:series>
          <chart:series chart:label-cell-address="time.$M$47" chart:values-cell-range-address="time.$F$47:.$F$51" chart:class="chart:line" chart:attached-axis="primary-y" chart:style-name="G0S9">
            <chart:data-point chart:repeated="5"/>
          </chart:series>
          <chart:series chart:label-cell-address="time.$M$52" chart:values-cell-range-address="time.$F$52:.$F$56" chart:class="chart:line" chart:attached-axis="primary-y" chart:style-name="G0S10">
            <chart:data-point chart:repeated="5"/>
          </chart:series>
          <chart:series chart:label-cell-address="time.$M$57" chart:values-cell-range-address="time.$F$57:.$F$61" chart:class="chart:line" chart:attached-axis="primary-y" chart:style-name="G0S11">
            <chart:data-point chart:repeated="5"/>
          </chart:series>
          <chart:series chart:label-cell-address="time.$M$62" chart:values-cell-range-address="time.$F$62:.$F$66" chart:class="chart:line" chart:attached-axis="primary-y" chart:style-name="G0S12">
            <chart:data-point chart:repeated="5"/>
          </chart:series>
          <chart:series chart:label-cell-address="time.$M$67" chart:values-cell-range-address="time.$F$67:.$F$71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cafdd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1.1253543307086pt" svg:width="443.1426771653543pt" chart:style-name="Crt0">
        <chart:title chart:style-name="CT00">
          <text:p text:style-name="a0" text:class-names="" text:cond-style-name="">2nd m2m Xform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ime.$B$2:.$B$6"/>
          </chart:axis>
          <chart:series chart:label-cell-address="time.$M$2" chart:values-cell-range-address="time.$I$2:.$I$6" chart:class="chart:line" chart:attached-axis="primary-y" chart:style-name="G0S0">
            <chart:data-point chart:repeated="5"/>
          </chart:series>
          <chart:series chart:label-cell-address="time.$M$7" chart:values-cell-range-address="time.$I$7:.$I$11" chart:class="chart:line" chart:attached-axis="primary-y" chart:style-name="G0S1">
            <chart:data-point chart:repeated="5"/>
          </chart:series>
          <chart:series chart:label-cell-address="time.$M$12" chart:values-cell-range-address="time.$I$12:.$I$16" chart:class="chart:line" chart:attached-axis="primary-y" chart:style-name="G0S2">
            <chart:data-point chart:repeated="5"/>
          </chart:series>
          <chart:series chart:label-cell-address="time.$M$17" chart:values-cell-range-address="time.$I$17:.$I$21" chart:class="chart:line" chart:attached-axis="primary-y" chart:style-name="G0S3">
            <chart:data-point chart:repeated="5"/>
          </chart:series>
          <chart:series chart:label-cell-address="time.$M$22" chart:values-cell-range-address="time.$I$22:.$I$26" chart:class="chart:line" chart:attached-axis="primary-y" chart:style-name="G0S4">
            <chart:data-point chart:repeated="5"/>
          </chart:series>
          <chart:series chart:label-cell-address="time.$M$27" chart:values-cell-range-address="time.$I$27:.$I$31" chart:class="chart:line" chart:attached-axis="primary-y" chart:style-name="G0S5">
            <chart:data-point chart:repeated="5"/>
          </chart:series>
          <chart:series chart:label-cell-address="time.$M$32" chart:values-cell-range-address="time.$I$32:.$I$36" chart:class="chart:line" chart:attached-axis="primary-y" chart:style-name="G0S6">
            <chart:data-point chart:repeated="5"/>
          </chart:series>
          <chart:series chart:label-cell-address="time.$M$37" chart:values-cell-range-address="time.$I$37:.$I$41" chart:class="chart:line" chart:attached-axis="primary-y" chart:style-name="G0S7">
            <chart:data-point chart:repeated="5"/>
          </chart:series>
          <chart:series chart:label-cell-address="time.$M$42" chart:values-cell-range-address="time.$I$42:.$I$46" chart:class="chart:line" chart:attached-axis="primary-y" chart:style-name="G0S8">
            <chart:data-point chart:repeated="5"/>
          </chart:series>
          <chart:series chart:label-cell-address="time.$M$47" chart:values-cell-range-address="time.$I$47:.$I$51" chart:class="chart:line" chart:attached-axis="primary-y" chart:style-name="G0S9">
            <chart:data-point chart:repeated="5"/>
          </chart:series>
          <chart:series chart:label-cell-address="time.$M$52" chart:values-cell-range-address="time.$I$52:.$I$56" chart:class="chart:line" chart:attached-axis="primary-y" chart:style-name="G0S10">
            <chart:data-point chart:repeated="5"/>
          </chart:series>
          <chart:series chart:label-cell-address="time.$M$57" chart:values-cell-range-address="time.$I$57:.$I$61" chart:class="chart:line" chart:attached-axis="primary-y" chart:style-name="G0S11">
            <chart:data-point chart:repeated="5"/>
          </chart:series>
          <chart:series chart:label-cell-address="time.$M$62" chart:values-cell-range-address="time.$I$62:.$I$66" chart:class="chart:line" chart:attached-axis="primary-y" chart:style-name="G0S12">
            <chart:data-point chart:repeated="5"/>
          </chart:series>
          <chart:series chart:label-cell-address="time.$M$67" chart:values-cell-range-address="time.$I$67:.$I$71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cafdd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5.294094488189pt" svg:width="443.1426771653543pt" chart:style-name="Crt0">
        <chart:title chart:style-name="CT00">
          <text:p text:style-name="a0" text:class-names="" text:cond-style-name="">1st m2t Xform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ime.$B$2:.$B$6"/>
          </chart:axis>
          <chart:series chart:label-cell-address="time.$M$2" chart:values-cell-range-address="time.$H$2:.$H$6" chart:class="chart:line" chart:attached-axis="primary-y" chart:style-name="G0S0">
            <chart:data-point chart:repeated="5"/>
          </chart:series>
          <chart:series chart:label-cell-address="time.$M$7" chart:values-cell-range-address="time.$H$7:.$H$11" chart:class="chart:line" chart:attached-axis="primary-y" chart:style-name="G0S1">
            <chart:data-point chart:repeated="5"/>
          </chart:series>
          <chart:series chart:label-cell-address="time.$M$12" chart:values-cell-range-address="time.$H$12:.$H$16" chart:class="chart:line" chart:attached-axis="primary-y" chart:style-name="G0S2">
            <chart:data-point chart:repeated="5"/>
          </chart:series>
          <chart:series chart:label-cell-address="time.$M$17" chart:values-cell-range-address="time.$H$17:.$H$21" chart:class="chart:line" chart:attached-axis="primary-y" chart:style-name="G0S3">
            <chart:data-point chart:repeated="5"/>
          </chart:series>
          <chart:series chart:label-cell-address="time.$M$22" chart:values-cell-range-address="time.$H$22:.$H$26" chart:class="chart:line" chart:attached-axis="primary-y" chart:style-name="G0S4">
            <chart:data-point chart:repeated="5"/>
          </chart:series>
          <chart:series chart:label-cell-address="time.$M$27" chart:values-cell-range-address="time.$H$27:.$H$31" chart:class="chart:line" chart:attached-axis="primary-y" chart:style-name="G0S5">
            <chart:data-point chart:repeated="5"/>
          </chart:series>
          <chart:series chart:label-cell-address="time.$M$32" chart:values-cell-range-address="time.$H$32:.$H$36" chart:class="chart:line" chart:attached-axis="primary-y" chart:style-name="G0S6">
            <chart:data-point chart:repeated="5"/>
          </chart:series>
          <chart:series chart:label-cell-address="time.$M$37" chart:values-cell-range-address="time.$H$37:.$H$41" chart:class="chart:line" chart:attached-axis="primary-y" chart:style-name="G0S7">
            <chart:data-point chart:repeated="5"/>
          </chart:series>
          <chart:series chart:label-cell-address="time.$M$42" chart:values-cell-range-address="time.$H$42:.$H$46" chart:class="chart:line" chart:attached-axis="primary-y" chart:style-name="G0S8">
            <chart:data-point chart:repeated="5"/>
          </chart:series>
          <chart:series chart:label-cell-address="time.$M$47" chart:values-cell-range-address="time.$H$47:.$H$51" chart:class="chart:line" chart:attached-axis="primary-y" chart:style-name="G0S9">
            <chart:data-point chart:repeated="5"/>
          </chart:series>
          <chart:series chart:label-cell-address="time.$M$52" chart:values-cell-range-address="time.$H$52:.$H$56" chart:class="chart:line" chart:attached-axis="primary-y" chart:style-name="G0S10">
            <chart:data-point chart:repeated="5"/>
          </chart:series>
          <chart:series chart:label-cell-address="time.$M$57" chart:values-cell-range-address="time.$H$57:.$H$61" chart:class="chart:line" chart:attached-axis="primary-y" chart:style-name="G0S11">
            <chart:data-point chart:repeated="5"/>
          </chart:series>
          <chart:series chart:label-cell-address="time.$M$62" chart:values-cell-range-address="time.$H$62:.$H$66" chart:class="chart:line" chart:attached-axis="primary-y" chart:style-name="G0S12">
            <chart:data-point chart:repeated="5"/>
          </chart:series>
          <chart:series chart:label-cell-address="time.$M$67" chart:values-cell-range-address="time.$H$67:.$H$71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